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616" officeooo:paragraph-rsid="001fd616"/>
    </style:style>
    <style:style style:name="P2" style:family="paragraph" style:parent-style-name="Standard">
      <style:text-properties fo:font-weight="bold" officeooo:rsid="001fd616" officeooo:paragraph-rsid="001fd616" style:font-weight-asian="bold" style:font-weight-complex="bold"/>
    </style:style>
    <style:style style:name="P3" style:family="paragraph" style:parent-style-name="Standard">
      <style:text-properties fo:font-weight="normal" officeooo:rsid="001fd616" officeooo:paragraph-rsid="001fd616" style:font-weight-asian="normal" style:font-weight-complex="normal"/>
    </style:style>
    <style:style style:name="T1" style:family="text">
      <style:text-properties officeooo:rsid="00226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 – Write a <text:span text:style-name="T1">basic </text:span>awk program</text:p>
      <text:p text:style-name="P1"/>
      <text:p text:style-name="P2">Program:</text:p>
      <text:p text:style-name="P1"/>
      <text:p text:style-name="P2">emp.lst</text:p>
      <text:p text:style-name="P1"/>
      <text:p text:style-name="P1">101 Rishi Manager 45000</text:p>
      <text:p text:style-name="P1">102 Aarti Intern <text:s/>10000</text:p>
      <text:p text:style-name="P1">103 Sushma PR <text:s text:c="4"/>50000</text:p>
      <text:p text:style-name="P1">104 Atharv ProjectHead 60000</text:p>
      <text:p text:style-name="P1">105 Gaurav Associate 55000</text:p>
      <text:p text:style-name="P1"/>
      <text:p text:style-name="P2">demo.awk</text:p>
      <text:p text:style-name="P1"/>
      <text:p text:style-name="P1">BEGIN {</text:p>
      <text:p text:style-name="P1">printf "This is AWK Programming\n"</text:p>
      <text:p text:style-name="P1">printf "empid name totalsalary DA HRA\n"</text:p>
      <text:p text:style-name="P1">}</text:p>
      <text:p text:style-name="P1">{</text:p>
      <text:p text:style-name="P1">empid=$1;</text:p>
      <text:p text:style-name="P1">name=$2;</text:p>
      <text:p text:style-name="P1">DA=$4 * 0.72;</text:p>
      <text:p text:style-name="P1">HRA = $4 * 0.20;</text:p>
      <text:p text:style-name="P1">totalsalary = $4 + DA + HRA;</text:p>
      <text:p text:style-name="P1">}</text:p>
      <text:p text:style-name="P1">END{</text:p>
      <text:p text:style-name="P1">printf "%d %s %d %d %d",empid,name,DA,HRA,totalsalary</text:p>
      <text:p text:style-name="P1">}</text:p>
      <text:p text:style-name="P1"/>
      <text:p text:style-name="P2">Output:</text:p>
      <text:p text:style-name="P2"/>
      <text:p text:style-name="P3">mml@mml-Vostro-3470:~$ awk -f demo.awk emp.lst</text:p>
      <text:p text:style-name="P3">This is AWK Programming</text:p>
      <text:p text:style-name="P3">empid name totalsalary DA HRA</text:p>
      <text:p text:style-name="P3">105 Gaurav 39600 11000 <text:a xlink:type="simple" xlink:href="mailto:105600mml@mml-Vostro-3470" text:style-name="Internet_20_link" text:visited-style-name="Visited_20_Internet_20_Link">1056</text:a>00</text:p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3T09:49:26.171674464</meta:creation-date>
    <dc:date>2023-08-23T10:02:09.534711021</dc:date>
    <meta:editing-duration>PT12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91" meta:character-count="541" meta:non-whitespace-character-count="472"/>
  </office:meta>
</office:document-meta>
</file>